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Insta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Instance.PartnerLinkInstance( Long scopeInstanceId , OPartnerLink partner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Instance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Instanc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Instance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Insta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